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NewRomanPSMT" svg:font-family="TimesNewRomanPSM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st">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line-height="200%" fo:text-align="center" style:justify-single-word="false"/>
    </style:style>
    <style:style style:name="P4" style:family="paragraph" style:parent-style-name="Text_20_body">
      <style:paragraph-properties fo:line-height="200%"/>
    </style:style>
    <style:style style:name="P5" style:family="paragraph" style:parent-style-name="Text_20_body">
      <style:text-properties style:font-name="TimesNewRomanPSMT" fo:font-size="12pt"/>
    </style:style>
    <style:style style:name="P6" style:family="paragraph" style:parent-style-name="Text_20_body">
      <style:paragraph-properties fo:break-before="page"/>
      <style:text-properties style:font-name="TimesNewRomanPSMT" fo:font-size="12pt"/>
    </style:style>
    <style:style style:name="P7" style:family="paragraph" style:parent-style-name="Heading_20_1">
      <style:paragraph-properties fo:line-height="200%" fo:text-align="center" style:justify-single-word="false"/>
    </style:style>
    <style:style style:name="P8" style:family="paragraph" style:parent-style-name="Heading_20_1" style:master-page-name="Real_20_Tilte">
      <style:paragraph-properties fo:line-height="200%" fo:text-align="center" style:justify-single-word="false" style:page-number="auto"/>
    </style:style>
    <style:style style:name="P9" style:family="paragraph" style:parent-style-name="Heading_20_5">
      <style:paragraph-properties fo:line-height="200%"/>
    </style:style>
    <style:style style:name="P10" style:family="paragraph" style:parent-style-name="Text_20_body">
      <style:paragraph-properties fo:line-height="200%" fo:text-align="center" style:justify-single-word="false"/>
      <style:text-properties style:font-name="TimesNewRomanPSMT" fo:font-size="12pt"/>
    </style:style>
    <style:style style:name="P11" style:family="paragraph" style:parent-style-name="Standard" style:master-page-name="Title">
      <style:paragraph-properties fo:line-height="200%" fo:text-align="center" style:justify-single-word="false" style:page-number="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
      <text:p text:style-name="Test"/>
      <text:h text:style-name="P7" text:outline-level="1"/>
      <text:h text:style-name="P7" text:outline-level="1"/>
      <text:h text:style-name="P7" text:outline-level="1">On the Creation of the BeSiVa Algorithm to Predict Voter Support</text:h>
      <text:p text:style-name="Test">By Benjamin Rogers</text:p>
      <text:p text:style-name="P10"><text:s/></text:p>
      <text:p text:style-name="P10"/>
      <text:p text:style-name="P10"/>
      <text:p text:style-name="P10"/>
      <text:p text:style-name="P10"/>
      <text:p text:style-name="P10"/>
      <text:p text:style-name="P5">Submitted to the graduate degree program in Political Science and the Graduate Faculty of the University of Kansas in partial fulfillment of the requirements for the degree of Master of Arts. </text:p>
      <text:p text:style-name="P5">________________________________ Chairperson: Dr. Paul Johnson</text:p>
      <text:p text:style-name="P5">________________________________ Dr. Mark Joslyn</text:p>
      <text:p text:style-name="P5">________________________________ Dr. Alesha Doan</text:p>
      <text:p text:style-name="P5">Date Defended: </text:p>
      <text:p text:style-name="P3"/>
      <text:p text:style-name="P3"><text:soft-page-break/></text:p>
      <text:p text:style-name="P3"/>
      <text:p text:style-name="P3"/>
      <text:p text:style-name="P3"/>
      <text:p text:style-name="P3"/>
      <text:p text:style-name="P3"/>
      <text:p text:style-name="P3"/>
      <text:p text:style-name="P3"/>
      <text:p text:style-name="P11"/>
      <text:p text:style-name="Standard"/>
      <text:p text:style-name="P6">The Thesis Committee for &lt;&lt;AUTHOR (YOUR NAME)&gt;&gt; certifies that this is the approved version of the following thesis: </text:p>
      <text:p text:style-name="P5">On the Creation of the BeSiVa Algorithm to Predict Voter Support </text:p>
      <text:p text:style-name="P5"/>
      <text:p text:style-name="P5">________________________________ </text:p>
      <text:p text:style-name="P5">Chairperson Dr. Paul Johnson</text:p>
      <text:p text:style-name="P5">Date approved: &lt;&lt;insert date&gt;&gt; </text:p>
      <text:p text:style-name="P5">[Chairperson’s original signature is required. You should type your committee chair’s name below the line and have her/him sign above the line. If your committee consisted of a chair and co-chair, both signatures are required. Other committee members’ signatures are optional ONLY on the acceptance page.] </text:p>
      <text:p text:style-name="Text_20_body"/>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9" text:outline-level="5"><text:soft-page-break/>Abstract</text:h>
      <text:p text:style-name="P4"><text:tab/>An algorithm was created for a political campaign in Fall 2014 to help find the best way to take voter data and use it to predict the likelihood of voter support. Survey workers collected individual surveys from potential voters in the 2014 Kansas Second House District race. Surveys were matched against data provided by the party in an attempt to predict candidate support. </text:p>
      <text:p text:style-name="P4"><text:tab/>This thesis compares different classifying methods that can narrow down relevant independent variables to the algorithm developed in part with input from the client, known as the Best Subset with Validation Algorithm (or BeSiVa). BeSiVa focuses on choosing independent variables based on prediction rates in a separated pseudo-test set. With a percent correctly predicted comparable to the other methods, BeSiVa dealt with missing data, created a more interpretable model with fewer predictors, and predicted support with a comparable accuracy to other methods on bootstrapped subsets of campaign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NewRomanPSMT" svg:font-family="TimesNewRomanPSM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st" style:family="paragraph" style:parent-style-name="Standard">
      <style:paragraph-properties fo:line-height="200%" fo:text-align="center" style:justify-single-word="fals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st">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text:p>
      </style:footer>
    </style:master-page>
    <style:master-page style:name="Title" style:page-layout-name="Mpm2">
      <style:footer>
        <text:p text:style-name="MP2"><text:page-number text:select-page="current">i</text:page-number></text:p>
      </style:footer>
    </style:master-page>
    <style:master-page style:name="Real_20_Tilte" style:display-name="Real Tilte" style:page-layout-name="Mpm3">
      <style:footer>
        <text:p text:style-name="MP2"><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4-11-09T16:43:03</meta:creation-date>
    <dc:date>2014-12-03T14:58:53</dc:date>
    <dc:creator>Benjamin Rogers</dc:creator>
    <meta:editing-duration>PT1H13M52S</meta:editing-duration>
    <meta:editing-cycles>23</meta:editing-cycles>
    <meta:generator>OpenOffice/4.1.1$Unix OpenOffice.org_project/411m6$Build-9775</meta:generator>
    <meta:document-statistic meta:table-count="0" meta:image-count="0" meta:object-count="0" meta:page-count="5" meta:paragraph-count="20" meta:word-count="297" meta:character-count="2019"/>
  </office:meta>
</office:document-meta>
</file>